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778cm" fo:margin-left="0.228cm" table:align="left"/>
    </style:style>
    <style:style style:name="Tableau1.A" style:family="table-column">
      <style:table-column-properties style:column-width="16.778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text-properties officeooo:rsid="001904f9" officeooo:paragraph-rsid="001904f9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a8fbd"/>
    </style:style>
    <style:style style:name="P4" style:family="paragraph" style:parent-style-name="Table_20_Contents">
      <style:paragraph-properties fo:margin-left="0cm" fo:margin-right="0cm" fo:margin-top="0cm" fo:margin-bottom="0.397cm" loext:contextual-spacing="false" fo:line-height="150%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f0cc8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a8fb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20d490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f0cc8" officeooo:paragraph-rsid="001f0cc8"/>
    </style:style>
    <style:style style:name="P10" style:family="paragraph" style:parent-style-name="Table_20_Contents">
      <style:paragraph-properties fo:margin-left="0cm" fo:margin-right="0cm" fo:margin-top="0cm" fo:margin-bottom="0.397cm" loext:contextual-spacing="false" fo:line-height="100%" fo:text-indent="0cm" style:auto-text-indent="false"/>
    </style:style>
    <style:style style:name="P11" style:family="paragraph" style:parent-style-name="Table_20_Contents">
      <style:paragraph-properties fo:margin-left="0cm" fo:margin-right="0cm" fo:margin-top="0cm" fo:margin-bottom="0.397cm" loext:contextual-spacing="false" fo:line-height="100%" fo:text-indent="0cm" style:auto-text-indent="false"/>
      <style:text-properties officeooo:paragraph-rsid="001930cb"/>
    </style:style>
    <style:style style:name="P12" style:family="paragraph" style:parent-style-name="Table_20_Contents">
      <style:paragraph-properties fo:margin-left="0cm" fo:margin-right="0cm" fo:margin-top="0cm" fo:margin-bottom="0.397cm" loext:contextual-spacing="false" fo:line-height="150%" fo:text-indent="0cm" style:auto-text-indent="false"/>
    </style:style>
    <style:style style:name="P13" style:family="paragraph" style:parent-style-name="Table_20_Contents">
      <style:paragraph-properties fo:margin-left="0cm" fo:margin-right="0cm" fo:margin-top="0cm" fo:margin-bottom="0.095cm" loext:contextual-spacing="false" fo:line-height="100%" fo:text-indent="0cm" style:auto-text-indent="false"/>
    </style:style>
    <style:style style:name="P14" style:family="paragraph" style:parent-style-name="Table_20_Contents">
      <style:paragraph-properties fo:margin-left="0cm" fo:margin-right="0cm" fo:margin-top="0.402cm" fo:margin-bottom="0.402cm" loext:contextual-spacing="false" fo:line-height="100%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8fbd" style:font-weight-asian="bold" style:font-weight-complex="bold"/>
    </style:style>
    <style:style style:name="T4" style:family="text">
      <style:text-properties fo:font-weight="bold" officeooo:rsid="001f0cc8" style:font-weight-asian="bold" style:font-weight-complex="bold"/>
    </style:style>
    <style:style style:name="T5" style:family="text">
      <style:text-properties fo:font-weight="bold" officeooo:rsid="0020d490" style:font-weight-asian="bold" style:font-weight-complex="bold"/>
    </style:style>
    <style:style style:name="T6" style:family="text">
      <style:text-properties fo:font-weight="bold" officeooo:rsid="0020d490"/>
    </style:style>
    <style:style style:name="T7" style:family="text">
      <style:text-properties officeooo:rsid="001930cb"/>
    </style:style>
    <style:style style:name="T8" style:family="text">
      <style:text-properties fo:font-weight="normal" officeooo:rsid="001930cb" style:font-weight-asian="normal" style:font-weight-complex="normal"/>
    </style:style>
    <style:style style:name="T9" style:family="text">
      <style:text-properties fo:font-weight="normal" officeooo:rsid="001f0cc8" style:font-weight-asian="normal" style:font-weight-complex="normal"/>
    </style:style>
    <style:style style:name="T10" style:family="text">
      <style:text-properties fo:font-weight="normal" officeooo:rsid="0020d490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0ff7" style:font-style-asian="normal" style:font-style-complex="normal"/>
    </style:style>
    <style:style style:name="T13" style:family="text">
      <style:text-properties fo:font-style="normal" fo:font-weight="bold" officeooo:rsid="001930cb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a8fb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officeooo:rsid="001930c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f0cc8" style:font-style-asian="normal" style:font-weight-asian="normal" style:font-style-complex="normal" style:font-weight-complex="normal"/>
    </style:style>
    <style:style style:name="T17" style:family="text">
      <style:text-properties officeooo:rsid="001a660e"/>
    </style:style>
    <style:style style:name="T18" style:family="text">
      <style:text-properties officeooo:rsid="001a8fb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a8fbd" style:font-style-asian="italic" style:font-style-complex="italic"/>
    </style:style>
    <style:style style:name="T21" style:family="text">
      <style:text-properties fo:font-style="italic" officeooo:rsid="001f0cc8" style:font-style-asian="italic" style:font-style-complex="italic"/>
    </style:style>
    <style:style style:name="T22" style:family="text">
      <style:text-properties officeooo:rsid="001e0ff7"/>
    </style:style>
    <style:style style:name="T23" style:family="text">
      <style:text-properties officeooo:rsid="001f0cc8"/>
    </style:style>
    <style:style style:name="T24" style:family="text">
      <style:text-properties officeooo:rsid="0020d4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bookmark text:name="r-2111660"/><text:bookmark text:name="r-2111662"/><text:span text:style-name="Strong_20_Emphasis"><text:span text:style-name="T1">Cas n°1</text:span></text:span></text:p>
            <text:p text:style-name="P4"><text:bookmark text:name="r-2111661"/><text:span text:style-name="Strong_20_Emphasis"><text:span text:style-name="T1">Nom : </text:span></text:span><text:span text:style-name="T7">Commander une pizza</text:span> (package « Gestion des <text:span text:style-name="T7">commandes</text:span> »)<text:line-break/><text:span text:style-name="Strong_20_Emphasis"><text:span text:style-name="T1">Acteur(s) : </text:span></text:span><text:span text:style-name="Strong_20_Emphasis"><text:span text:style-name="T9">Client</text:span></text:span><text:line-break/><text:span text:style-name="Strong_20_Emphasis"><text:span text:style-name="T1">Description : </text:span></text:span>L<text:span text:style-name="T7">e client doit pouvoir commander une pizza depuis le site internet,</text:span><text:line-break/><text:span text:style-name="Strong_20_Emphasis"><text:span text:style-name="T1">Auteur : </text:span></text:span><text:span text:style-name="T7">Mathieu Ferrandeau</text:span><text:line-break/><text:span text:style-name="Strong_20_Emphasis"><text:span text:style-name="T1">Date(s) : </text:span></text:span><text:span text:style-name="T7">27</text:span>/<text:span text:style-name="T7">02</text:span>/201<text:span text:style-name="T7">9</text:span> (première rédaction)</text:p>
            <text:p text:style-name="P2"><text:bookmark text:name="r-2130205"/><text:span text:style-name="Strong_20_Emphasis"><text:span text:style-name="T1">Pré-conditions : </text:span></text:span>L’utilisateur doit être authentifié en tant que client (Cas d’utilisation « S’authentifier » – package « Authentification »)<text:line-break/><text:span text:style-name="Strong_20_Emphasis"><text:span text:style-name="T1">Démarrage : </text:span></text:span>L’utilisateur a demandé la page « Consultation <text:span text:style-name="T7">la liste des pizzas</text:span> »<text:bookmark text:name="r-2111667"/><text:bookmark text:name="r-2111668"/></text:p>
          </table:table-cell>
        </table:table-row>
        <table:table-row table:style-name="Tableau1.2">
          <table:table-cell table:style-name="Tableau1.A1" office:value-type="string">
            <text:p text:style-name="P11"><text:bookmark text:name="r-2111664"/><text:span text:style-name="Strong_20_Emphasis"><text:span text:style-name="T1">DESCRIPTION</text:span></text:span></text:p>
            <text:p text:style-name="P11"><text:bookmark text:name="r-2111665"/><text:span text:style-name="Strong_20_Emphasis"><text:span text:style-name="T1">Le scénario nominal :</text:span></text:span></text:p>
            <text:p text:style-name="P3"><text:bookmark text:name="r-2111666"/>1. <text:span text:style-name="T2">Le système </text:span><text:span text:style-name="T8">fait appel au cas d’utilisation </text:span><text:span text:style-name="T9">interne</text:span><text:span text:style-name="T8"> « consulter la liste des pizza »</text:span>.<text:line-break/>2. <text:span text:style-name="Emphasis"><text:span text:style-name="T13">Le système </text:span></text:span><text:span text:style-name="Emphasis"><text:span text:style-name="T15">fait appel au cas d’utilisation </text:span></text:span><text:span text:style-name="Emphasis"><text:span text:style-name="T16">interne </text:span></text:span><text:span text:style-name="Emphasis"><text:span text:style-name="T15">« suivi des stocks »</text:span></text:span>.<text:line-break/><text:span text:style-name="T17">3</text:span>. <text:span text:style-name="Strong_20_Emphasis"><text:span text:style-name="T1">Le système </text:span></text:span>affiche une description et une photo pour chaque <text:span text:style-name="T17">pizzas disponibles</text:span>.<text:line-break/><text:span text:style-name="T18">4</text:span>. <text:span text:style-name="Emphasis">L</text:span><text:span text:style-name="Emphasis"><text:span text:style-name="T23">e client </text:span></text:span>peut sélectionner un<text:span text:style-name="T17">e ou plusieurs pizzas</text:span> parmi ce<text:span text:style-name="T17">lles</text:span> affiché<text:span text:style-name="T17">es</text:span>.</text:p>
            <text:p text:style-name="P3"><text:span text:style-name="T18">5. </text:span><text:span text:style-name="T20">L</text:span><text:span text:style-name="T21">e client</text:span><text:span text:style-name="T20"> valide son choix.</text:span><text:line-break/><text:span text:style-name="T18">6</text:span>. <text:span text:style-name="Strong_20_Emphasis"><text:span text:style-name="T1">Le système </text:span></text:span><text:span text:style-name="T18">propose à l’acheteur de choisir un mode de règlement.</text:span><text:line-break/><text:span text:style-name="T18">7</text:span>.<text:span text:style-name="Emphasis"><text:span text:style-name="T3"> </text:span></text:span><text:span text:style-name="Emphasis"><text:span text:style-name="T14">Le système </text:span></text:span><text:span text:style-name="T18">valide et enregistre la commande</text:span>.<text:line-break/>8. <text:span text:style-name="Strong_20_Emphasis"><text:span text:style-name="T1">Le système </text:span></text:span>re<text:span text:style-name="T23">nvoi</text:span> <text:bookmark text:name="r-2111672"/><text:bookmark text:name="r-2111671"/><text:span text:style-name="T18">un récapitulatif de l’achat.</text:span></text:p>
          </table:table-cell>
        </table:table-row>
        <table:table-row table:style-name="Tableau1.1">
          <table:table-cell table:style-name="Tableau1.A1" office:value-type="string">
            <text:p text:style-name="P10"><text:bookmark text:name="r-2111669"/><text:span text:style-name="Strong_20_Emphasis"><text:span text:style-name="T1">Les scénarios alternatifs :</text:span></text:span></text:p>
            <text:p text:style-name="P6"><text:span text:style-name="T18">4</text:span>.a <text:span text:style-name="T21">Le client</text:span><text:span text:style-name="Emphasis"><text:span text:style-name="T20"> </text:span></text:span><text:span text:style-name="T19">décide de quitter </text:span><text:span text:style-name="T20">le site.</text:span><text:line-break/><text:span text:style-name="T22">6</text:span>.<text:span text:style-name="T22">a</text:span> <text:span text:style-name="Emphasis"><text:span text:style-name="T22">Le client</text:span></text:span><text:span text:style-name="Emphasis"> </text:span><text:span text:style-name="Emphasis"><text:span text:style-name="T12">choisi un règlement en espèce ou en chèque</text:span></text:span><text:span text:style-name="T11">.</text:span><text:line-break/><text:span text:style-name="T22">6</text:span>.<text:span text:style-name="T22">b</text:span> <text:span text:style-name="T21">Le client décide de régler en ligne</text:span>. <text:span text:style-name="T4">Le système</text:span><text:span text:style-name="T9"> faut appel au cas d’utilisation règlement en ligne.</text:span></text:p>
            <text:p text:style-name="P6"><text:span text:style-name="T23">6</text:span>.b.<text:span text:style-name="T23">1</text:span> <text:span text:style-name="T23">Le règlement ne se valide pas. </text:span><text:span text:style-name="T4">Le système</text:span><text:span text:style-name="T9"> affiche un message d’erreur invitant le client à recommencer ou à payer avec un autre mode de paiement.</text:span><text:line-break/>7.<text:span text:style-name="T23">a La validation de la commande n’a pas fonctionné. </text:span><text:span text:style-name="T4">Le système </text:span><text:span text:style-name="T9">affiche un message d’erreur invitant le client à recommencer.</text:span><text:bookmark text:name="r-2111676"/><text:bookmark text:name="r-2111675"/></text:p>
          </table:table-cell>
        </table:table-row>
        <table:table-row table:style-name="Tableau1.2">
          <table:table-cell table:style-name="Tableau1.A1" office:value-type="string">
            <text:p text:style-name="P6"><text:bookmark text:name="r-2111673"/><text:span text:style-name="Strong_20_Emphasis"><text:span text:style-name="T1">Fin : </text:span></text:span></text:p>
            <text:p text:style-name="P6"><text:span text:style-name="T2">Scénario nominal :</text:span> <text:span text:style-name="T24">après le point 8</text:span>, sur décision de l’utilisateur.</text:p>
            <text:p text:style-name="P9"><text:span text:style-name="T2">Scénario alternatif : </text:span>après le point 6 ou 7 si l’enregistrement du paiement ou de la commande ne fonctionne pas.</text:p>
            <text:p text:style-name="P2"><text:bookmark text:name="r-2111678"/><text:bookmark text:name="r-2111679"/></text:p>
          </table:table-cell>
        </table:table-row>
        <table:table-row table:style-name="Tableau1.1">
          <table:table-cell table:style-name="Tableau1.A1" office:value-type="string">
            <text:p text:style-name="P8"><text:bookmark text:name="r-2111677"/><text:span text:style-name="Strong_20_Emphasis"><text:span text:style-name="T1">Post-conditions : </text:span></text:span></text:p>
            <text:p text:style-name="P8"><text:span text:style-name="Strong_20_Emphasis"><text:span text:style-name="T6">Scénario nominal : </text:span></text:span><text:span text:style-name="Strong_20_Emphasis"><text:span text:style-name="T10">La commande et le règlement sont enregistrés dans une base de données.</text:span></text:span></text:p>
            <text:p text:style-name="P8"><text:soft-page-break/><text:span text:style-name="Strong_20_Emphasis"><text:span text:style-name="T5">Scénario alternatif : </text:span></text:span><text:span text:style-name="Strong_20_Emphasis"><text:span text:style-name="T10">La commande est récapitulée dans un message et est envoyé au service commercial avec son message d’erreur.</text:span></text:span></text:p>
          </table:table-cell>
        </table:table-row>
        <table:table-row table:style-name="Tableau1.2">
          <table:table-cell table:style-name="Tableau1.A1" office:value-type="string">
            <text:p text:style-name="P13"><text:span text:style-name="Strong_20_Emphasis"><text:span text:style-name="T6">COMPLÉMENTS</text:span></text:span></text:p>
            <text:p text:style-name="P13"><text:bookmark text:name="r-2111681"/><text:span text:style-name="Strong_20_Emphasis"><text:span text:style-name="T1">Ergonomie : </text:span></text:span></text:p>
            <text:p text:style-name="P14"><text:bookmark text:name="r-2111682"/>L’affichage des <text:span text:style-name="T24">pizzas</text:span> devra se faire par groupe de <text:span text:style-name="T24">10</text:span> produits<text:bookmark text:name="r-2111687"/><text:bookmark text:name="r-2111688"/> <text:span text:style-name="T24">avec une photo et une description pour chacune des pizzas.</text:span></text:p>
          </table:table-cell>
        </table:table-row>
        <table:table-row table:style-name="Tableau1.1">
          <table:table-cell table:style-name="Tableau1.A1" office:value-type="string">
            <text:p text:style-name="P10"><text:bookmark text:name="r-2111685"/><text:span text:style-name="Strong_20_Emphasis"><text:span text:style-name="T1">Performance attendue : </text:span></text:span></text:p>
            <text:p text:style-name="P5"><text:bookmark text:name="r-2111686"/>La recherche des produits, après sélection de la catégorie, doit se faire de façon à afficher la page des produits en moins de 10 secondes.<text:bookmark text:name="r-2111694"/><text:bookmark text:name="r-2111695"/></text:p>
          </table:table-cell>
        </table:table-row>
        <table:table-row table:style-name="Tableau1.2">
          <table:table-cell table:style-name="Tableau1.A1" office:value-type="string">
            <text:p text:style-name="P4"><text:bookmark text:name="r-2111689"/><text:span text:style-name="Strong_20_Emphasis"><text:span text:style-name="T1">Problèmes non résolus :</text:span></text:span></text:p>
            <text:p text:style-name="P4"><text:span text:style-name="Strong_20_Emphasis"><text:span text:style-name="T1">??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6:02:42.204053364</meta:creation-date>
    <dc:date>2019-02-28T15:40:59.791362606</dc:date>
    <meta:editing-duration>PT39M40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2" meta:paragraph-count="23" meta:word-count="380" meta:character-count="2272" meta:non-whitespace-character-count="1910"/>
  </office:meta>
</office:document-meta>
</file>